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76.5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Número </text:p>
          </table:table-cell>
          <table:table-cell office:value-type="float" office:value="22222222" calcext:value-type="float" table:number-columns-spanned="2" table:number-rows-spanned="1">
            <text:p>22222222</text:p>
          </table:table-cell>
          <table:covered-table-cell/>
          <table:table-cell table:style-name="ce3" office:value-type="float" office:value="111111" calcext:value-type="float" table:number-columns-spanned="2" table:number-rows-spanned="1">
            <text:p>111111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Modo </text:p>
          </table:table-cell>
          <table:table-cell office:value-type="string" calcext:value-type="string" table:number-columns-spanned="2" table:number-rows-spanned="1">
            <text:p>Release</text:p>
          </table:table-cell>
          <table:covered-table-cell/>
          <table:table-cell table:style-name="ce3" office:value-type="string" calcext:value-type="string" table:number-columns-spanned="2" table:number-rows-spanned="1">
            <text:p>Release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Intento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table:style-name="ce1" office:value-type="string" calcext:value-type="string">
            <text:p>Serial</text:p>
          </table:table-cell>
          <table:table-cell table:style-name="ce4" office:value-type="float" office:value="99" calcext:value-type="float">
            <text:p>99</text:p>
          </table:table-cell>
          <table:table-cell/>
          <table:table-cell office:value-type="float" office:value="1317" calcext:value-type="float">
            <text:p>1317</text:p>
          </table:table-cell>
          <table:table-cell/>
        </table:table-row>
        <table:table-row table:style-name="ro1">
          <table:table-cell table:style-name="ce1" office:value-type="string" calcext:value-type="string">
            <text:p>Thread</text:p>
          </table:table-cell>
          <table:table-cell table:style-name="ce4" office:value-type="float" office:value="7.764" calcext:value-type="float">
            <text:p>7,764</text:p>
          </table:table-cell>
          <table:table-cell table:formula="of:=[.$B$4]/[.B5]" office:value-type="float" office:value="12.7511591962906" calcext:value-type="float">
            <text:p>12,7511591962906</text:p>
          </table:table-cell>
          <table:table-cell table:style-name="ce4" office:value-type="float" office:value="38.01" calcext:value-type="float">
            <text:p>38,01</text:p>
          </table:table-cell>
          <table:table-cell table:formula="of:=[.$D$4]/[.D5]" office:value-type="float" office:value="34.6487766377269" calcext:value-type="float">
            <text:p>34,6487766377269</text:p>
          </table:table-cell>
        </table:table-row>
        <table:table-row table:style-name="ro1">
          <table:table-cell table:style-name="ce1" office:value-type="string" calcext:value-type="string">
            <text:p>Thread con porcentajes</text:p>
          </table:table-cell>
          <table:table-cell table:style-name="ce4" office:value-type="float" office:value="10.168" calcext:value-type="float">
            <text:p>10,168</text:p>
          </table:table-cell>
          <table:table-cell table:formula="of:=[.$B$4]/[.B6]" office:value-type="float" office:value="9.73642800944138" calcext:value-type="float">
            <text:p>9,73642800944138</text:p>
          </table:table-cell>
          <table:table-cell office:value-type="float" office:value="39.872" calcext:value-type="float">
            <text:p>39,872</text:p>
          </table:table-cell>
          <table:table-cell table:formula="of:=[.$D$4]/[.D6]" office:value-type="float" office:value="33.0306982343499" calcext:value-type="float">
            <text:p>33,0306982343499</text:p>
          </table:table-cell>
        </table:table-row>
        <table:table-row table:style-name="ro1">
          <table:table-cell table:style-name="ce1" office:value-type="string" calcext:value-type="string">
            <text:p>It's a variant of the classic O(sqrt(N)) algorithm. </text:p>
          </table:table-cell>
          <table:table-cell office:value-type="float" office:value="3.489" calcext:value-type="float" table:number-columns-spanned="1" table:number-rows-spanned="2">
            <text:p>3,489</text:p>
          </table:table-cell>
          <table:table-cell table:formula="of:=[.$B$4]/[.B7]" office:value-type="float" office:value="28.3748925193465" calcext:value-type="float" table:number-columns-spanned="1" table:number-rows-spanned="2">
            <text:p>28,3748925193465</text:p>
          </table:table-cell>
          <table:table-cell office:value-type="float" office:value="13.871" calcext:value-type="float" table:number-columns-spanned="1" table:number-rows-spanned="2">
            <text:p>13,871</text:p>
          </table:table-cell>
          <table:table-cell table:formula="of:=[.$D$4]/[.D7]" office:value-type="float" office:value="94.9462908225795" calcext:value-type="float" table:number-columns-spanned="1" table:number-rows-spanned="2">
            <text:p>94,9462908225795</text:p>
          </table:table-cell>
        </table:table-row>
        <table:table-row table:style-name="ro1">
          <table:table-cell table:style-name="ce1" office:value-type="string" calcext:value-type="string">
            <text:p>It uses the fact that a prime (except 2 and 3) is of form 6k - 1 or 6k + 1 and looks only at divisors of this form.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Factors of a Mersenne number</text:p>
          </table:table-cell>
          <table:table-cell office:value-type="float" office:value="3.683" calcext:value-type="float">
            <text:p>3,683</text:p>
          </table:table-cell>
          <table:table-cell table:formula="of:=[.$B$4]/[.B9]" office:value-type="float" office:value="26.880260657073" calcext:value-type="float">
            <text:p>26,880260657073</text:p>
          </table:table-cell>
          <table:table-cell office:value-type="float" office:value="13.325" calcext:value-type="float">
            <text:p>13,325</text:p>
          </table:table-cell>
          <table:table-cell table:formula="of:=[.$D$4]/[.D9]" office:value-type="float" office:value="98.8367729831145" calcext:value-type="float">
            <text:p>98,8367729831145</text:p>
          </table:table-cell>
        </table:table-row>
        <table:table-row table:style-name="ro1">
          <table:table-cell table:style-name="ce1" office:value-type="string" calcext:value-type="string">
            <text:p>Factors of a Mersenne number with sqrt</text:p>
          </table:table-cell>
          <table:table-cell office:value-type="float" office:value="3.491" calcext:value-type="float">
            <text:p>3,491</text:p>
          </table:table-cell>
          <table:table-cell table:formula="of:=[.$B$4]/[.B10]" office:value-type="float" office:value="28.3586364938413" calcext:value-type="float">
            <text:p>28,3586364938413</text:p>
          </table:table-cell>
          <table:table-cell office:value-type="float" office:value="13.393" calcext:value-type="float">
            <text:p>13,393</text:p>
          </table:table-cell>
          <table:table-cell table:formula="of:=[.$D$4]/[.D10]" office:value-type="float" office:value="98.334951093855" calcext:value-type="float">
            <text:p>98,334951093855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6:34:18.098825943</meta:creation-date>
    <dc:date>2018-09-10T20:09:54.904140278</dc:date>
    <meta:editing-duration>PT52M54S</meta:editing-duration>
    <meta:editing-cycles>2</meta:editing-cycles>
    <meta:generator>LibreOffice/5.4.7.2$Linux_X86_64 LibreOffice_project/40$Build-2</meta:generator>
    <meta:document-statistic meta:table-count="1" meta:cell-count="40" meta:object-count="0"/>
  </office:meta>
</office:document-meta>
</file>